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office:font-face-decls>
  <office:automatic-styles>
    <style:style style:name="ingredients" style:family="table">
      <style:table-properties style:width="16cm" table:align="margins"/>
    </style:style>
    <style:style style:name="ingredients.A" style:family="table-column">
      <style:table-column-properties style:column-width="8.001cm" style:rel-column-width="32767*"/>
    </style:style>
    <style:style style:name="P1" style:family="paragraph" style:parent-style-name="Heading_20_1">
      <style:text-properties style:font-name="Cantarell" fo:font-size="12pt" fo:language="en" fo:country="AU" officeooo:rsid="00125498" officeooo:paragraph-rsid="00125498" style:font-name-asian="HG Mincho Light J" style:font-size-asian="12pt" style:font-name-complex="Tahoma" style:font-size-complex="12pt"/>
    </style:style>
    <style:style style:name="P2" style:family="paragraph" style:parent-style-name="Standard">
      <style:text-properties style:font-name="Cantarell" fo:language="en" fo:country="AU"/>
    </style:style>
    <style:style style:name="P3" style:family="paragraph" style:parent-style-name="Standard" style:list-style-name="L1">
      <style:text-properties style:font-name="Cantarell" fo:language="en" fo:country="AU" officeooo:rsid="00125498" officeooo:paragraph-rsid="00125498" style:font-name-asian="FreeMono" style:font-name-complex="FreeMono"/>
    </style:style>
    <style:style style:name="P4" style:family="paragraph" style:parent-style-name="Standard">
      <style:text-properties style:font-name="Cantarell" fo:language="en" fo:country="AU" officeooo:rsid="00125498" officeooo:paragraph-rsid="00125498" style:font-name-asian="FreeMono" style:font-name-complex="FreeMono"/>
    </style:style>
    <style:style style:name="P5" style:family="paragraph" style:parent-style-name="Standard">
      <style:text-properties style:font-name="Cantarell" fo:language="en" fo:country="AU" officeooo:paragraph-rsid="00125498"/>
    </style:style>
    <style:style style:name="P6" style:family="paragraph" style:parent-style-name="Table_20_Contents">
      <style:text-properties style:font-name="Cantarell" fo:language="en" fo:country="AU"/>
    </style:style>
    <style:style style:name="P7" style:family="paragraph" style:parent-style-name="Table_20_Contents">
      <style:text-properties style:font-name="Cantarell" fo:language="en" fo:country="AU" officeooo:rsid="00125498" officeooo:paragraph-rsid="00125498"/>
    </style:style>
    <style:style style:name="P8" style:family="paragraph" style:parent-style-name="Heading_20_2">
      <style:text-properties style:font-name="Cantarell" fo:font-size="12pt" fo:language="en" fo:country="AU" style:font-size-asian="12pt" style:font-size-complex="12pt"/>
    </style:style>
    <style:style style:name="P9" style:family="paragraph" style:parent-style-name="Heading_20_2">
      <style:text-properties style:font-name="Cantarell" fo:language="en" fo:country="AU"/>
    </style:style>
    <style:style style:name="T1" style:family="text">
      <style:text-properties style:font-name-asian="FreeMono" style:font-name-complex="FreeMono"/>
    </style:style>
    <style:style style:name="T2" style:family="text">
      <style:text-properties officeooo:rsid="00125498" style:font-name-asian="FreeMono" style:font-name-complex="FreeMono"/>
    </style:style>
    <style:style style:name="T3" style:family="text">
      <style:text-properties fo:font-size="12pt" style:font-size-asian="12pt" style:font-size-complex="12pt"/>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Ingredients</text:h>
      <table:table table:name="ingredients" table:style-name="ingredients">
        <table:table-column table:style-name="ingredients.A" table:number-columns-repeated="2"/>
        <table:table-row>
          <table:table-cell office:value-type="string">
            <text:p text:style-name="P7">1 medium cauliflower, cut into 2 cm pieces</text:p>
          </table:table-cell>
          <table:table-cell office:value-type="string">
            <text:p text:style-name="P7">6 cloves garlic, chopped</text:p>
          </table:table-cell>
        </table:table-row>
        <table:table-row>
          <table:table-cell office:value-type="string">
            <text:p text:style-name="P7">5 tablespoons vegetable oil</text:p>
          </table:table-cell>
          <table:table-cell office:value-type="string">
            <text:p text:style-name="P7">2 teaspoon ground coriander</text:p>
          </table:table-cell>
        </table:table-row>
        <table:table-row>
          <table:table-cell office:value-type="string">
            <text:p text:style-name="P7">1 teaspoon whole cummin seeds</text:p>
          </table:table-cell>
          <table:table-cell office:value-type="string">
            <text:p text:style-name="P7">2 teaspoon ground cummin</text:p>
          </table:table-cell>
        </table:table-row>
        <table:table-row>
          <table:table-cell office:value-type="string">
            <text:p text:style-name="P7">1 teaspoon whole coriander seeds</text:p>
          </table:table-cell>
          <table:table-cell office:value-type="string">
            <text:p text:style-name="P7">½ teaspoon ground turmeric</text:p>
          </table:table-cell>
        </table:table-row>
        <table:table-row>
          <table:table-cell office:value-type="string">
            <text:p text:style-name="P7">1 teaspoon black caraway seeds</text:p>
          </table:table-cell>
          <table:table-cell office:value-type="string">
            <text:p text:style-name="P7">1 teaspoon salt</text:p>
          </table:table-cell>
        </table:table-row>
        <table:table-row>
          <table:table-cell office:value-type="string">
            <text:p text:style-name="P7">1 dried chilli, chopped</text:p>
          </table:table-cell>
          <table:table-cell office:value-type="string">
            <text:p text:style-name="P7">¼ teaspoon cayenne pepper</text:p>
          </table:table-cell>
        </table:table-row>
        <table:table-row>
          <table:table-cell office:value-type="string">
            <text:p text:style-name="P7">1 medium onion, chopped</text:p>
          </table:table-cell>
          <table:table-cell office:value-type="string">
            <text:p text:style-name="P6"/>
          </table:table-cell>
        </table:table-row>
      </table:table>
      <text:p text:style-name="P2"><text:span text:style-name="T1"/></text:p>
      <text:h text:style-name="P9" text:outline-level="2"><text:span text:style-name="T3">Method</text:span></text:h>
      <text:list xml:id="list3602219380824788263" text:style-name="L1">
        <text:list-item>
          <text:p text:style-name="P3">Heat oil in trying pan.</text:p>
        </text:list-item>
        <text:list-item>
          <text:p text:style-name="P3">When hot, add the whole cummin, coriander, caraway and chilli.</text:p>
        </text:list-item>
        <text:list-item>
          <text:p text:style-name="P3">Lower heat to medium and put in the garlic and onion.</text:p>
        </text:list-item>
        <text:list-item>
          <text:p text:style-name="P3">Stir and fry for about 5 minutes or until onions and garic lightly brown.</text:p>
        </text:list-item>
        <text:list-item>
          <text:p text:style-name="P3">Add cauliflower, ground coriander, cummin and turmeric. Stir to mix.</text:p>
        </text:list-item>
        <text:list-item>
          <text:p text:style-name="P3">Put in ¼ water and bring to a simmer. </text:p>
        </text:list-item>
        <text:list-item>
          <text:p text:style-name="P3">Cover tightly and steam cauliflower over a very low heat for 10 minutes or until tender.</text:p>
        </text:list-item>
        <text:list-item>
          <text:p text:style-name="P3">Stir every 3 minutes, replacing the lid each time.</text:p>
        </text:list-item>
        <text:list-item>
          <text:p text:style-name="P3">Boil of any remaining liquid so cauliflower has a ‘dry’ look.</text:p>
        </text:list-item>
      </text:list>
      <text:p text:style-name="P4"/>
      <text:p text:style-name="P5"><text:span text:style-name="T2">Note: This is optional, but I add a chopped, ripe tomato with the cauliflo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Cantarell" fo:font-size="12pt" fo:language="en" fo:country="AU" officeooo:rsid="00125498" officeooo:paragraph-rsid="00125498"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Cauliflower with Whole Spices</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Linux_X86_64 LibreOffice_project/20m0$Build-2</meta:generator>
    <meta:creation-date>2017-05-21T10:55:01.113512140</meta:creation-date>
    <dc:language>en-AU</dc:language>
    <meta:editing-cycles>2</meta:editing-cycles>
    <meta:editing-duration>PT14M6S</meta:editing-duration>
    <meta:initial-creator>Frank Jung</meta:initial-creator>
    <dc:date>2017-05-21T11:09:07.528512736</dc:date>
    <dc:creator>Frank Jung</dc:creator>
    <meta:document-statistic meta:table-count="1" meta:image-count="0" meta:object-count="0" meta:page-count="1" meta:paragraph-count="26" meta:word-count="182" meta:character-count="1005" meta:non-whitespace-character-count="857"/>
    <meta:user-defined meta:name="Info 1"/>
    <meta:user-defined meta:name="Info 2"/>
    <meta:user-defined meta:name="Info 3"/>
    <meta:user-defined meta:name="Info 4"/>
    <meta:template xlink:type="simple" xlink:actuate="onRequest" xlink:title="_recipe" xlink:href="../_recipe.ott" meta:date="2017-05-21T10:55:00.961772796"/>
  </office:meta>
</office:document-meta>
</file>